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ationService.createInstaller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allationService.buildComponent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stallationService.doInstallSharedLibrary( File tmpDirectory , SharedLibrary descrip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stallationService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Service.build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llationService.buildComponentContext( File componentRoot , File installRoo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stallationService.containsSharedLibra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Servi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ationService.buildComponent( File component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stallationService.uninstallSharedLibrary( String aSharedLib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tallationService.initializeInstaller( File installationDir , File componentRoot , Component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stallationService.install( String location , Properties props , boolean autoSt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stallationService.buildSharedLib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stallationService.loadInstaller( String aComponent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stallationService.init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llationService.doInstallComponent( File tmpDirectory , Component 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stallationService.install( File tmpDir , Properties props , Descriptor root , boolean autoStar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InstallationService.unloadInstaller( String componentName , boolean isToBeDelet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stallationService.loadNewInstaller( String installJarUR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InstallationService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stallationService.doInstallArchive( File tmpDirectory , Descriptor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llationService.installSharedLibrary( String aSharedLib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